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ackground-color="#70ad4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ed7d3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able-cell-properties fo:background-color="#70ad4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Média de Alunos do Ensino Médio</text:p>
          </table:table-cell>
          <table:covered-table-cell table:number-columns-repeated="4" table:style-name="ce4"/>
          <table:table-cell/>
          <table:table-cell>
            <draw:frame table:end-cell-address="Planilha1.O16" table:end-x="0.872cm" table:end-y="0.264cm" draw:z-index="0" draw:name="Gráfico 1" draw:style-name="gr1" draw:text-style-name="P1" svg:width="12.749cm" svg:height="7.619cm" svg:x="0.026cm" svg:y="0.053cm">
              <draw:object draw:notify-on-update-of-ranges="Planilha1.C4:Planilha1.E4 Planilha1.B5:Planilha1.B5 Planilha1.C5:Planilha1.E5 Planilha1.B6:Planilha1.B6 Planilha1.C6:Planilha1.E6 Planilha1.B7:Planilha1.B7 Planilha1.C7:Planilha1.E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2</text:p>
          </table:table-cell>
          <table:table-cell table:style-name="ce2" office:value-type="string" calcext:value-type="string">
            <text:p>N3</text:p>
          </table:table-cell>
          <table:table-cell table:style-name="ce2" office:value-type="string" calcext:value-type="string">
            <text:p>Média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Mari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AVERAGE([.C5:.E5])" office:value-type="float" office:value="7.66666666666667" calcext:value-type="float">
            <text:p>7,66666666666667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João</text:p>
          </table:table-cell>
          <table:table-cell table:number-columns-repeated="3" table:style-name="ce5" office:value-type="float" office:value="8" calcext:value-type="float">
            <text:p>8</text:p>
          </table:table-cell>
          <table:table-cell table:style-name="ce5" table:formula="of:=AVERAGE([.C6:.E6])"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Jos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AVERAGE([.C7:.E7])" office:value-type="float" office:value="5.66666666666667" calcext:value-type="float">
            <text:p>5,66666666666667</text:p>
          </table:table-cell>
          <table:table-cell table:number-columns-repeated="58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spiron</meta:initial-creator>
    <dc:creator>Inspiron</dc:creator>
    <meta:creation-date>2020-06-01T19:21:12</meta:creation-date>
    <dc:date>2020-06-01T19:29:13</dc:date>
    <meta:generator>LibreOffice/6.4.3.2$Linux_X86_64 LibreOffice_project/40$Build-2</meta:generator>
    <meta:document-statistic meta:table-count="1" meta:cell-count="2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5cm" svg:height="7.62cm" xlink:href=".." xlink:type="simple" chart:class="chart:bar" chart:style-name="ch1">
        <chart:title svg:x="4.645cm" svg:y="0.288cm" chart:style-name="ch2">
          <text:p>Título do gráfico</text:p>
        </chart:title>
        <chart:legend chart:legend-position="bottom" svg:x="4.312cm" svg:y="7.021cm" style:legend-expansion="wide" chart:style-name="ch3"/>
        <chart:plot-area chart:style-name="ch4" table:cell-range-address="Planilha1.B4:Planilha1.E7" chart:data-source-has-labels="both" svg:x="0.255cm" svg:y="1.239cm" svg:width="12.24cm" svg:height="5.446cm">
          <chartooo:coordinate-region svg:x="0.674cm" svg:y="1.4cm" svg:width="11.821cm" svg:height="4.867cm"/>
          <chart:axis chart:dimension="x" chart:name="primary-x" chart:style-name="ch5" chartooo:axis-type="auto">
            <chartooo:date-scale/>
            <chart:categories table:cell-range-address="Planilha1.C4:Planilha1.E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5:Planilha1.E5" chart:label-cell-address="Planilha1.B5:Planilha1.B5" chart:class="chart:bar">
            <chart:data-point chart:repeated="3"/>
          </chart:series>
          <chart:series chart:style-name="ch9" chart:values-cell-range-address="Planilha1.C6:Planilha1.E6" chart:label-cell-address="Planilha1.B6:Planilha1.B6" chart:class="chart:bar">
            <chart:data-point chart:repeated="3"/>
          </chart:series>
          <chart:series chart:style-name="ch10" chart:values-cell-range-address="Planilha1.C7:Planilha1.E7" chart:label-cell-address="Planilha1.B7:Planilha1.B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1</text:p>
                <draw:g>
                  <svg:desc>Planilha1.C4:Planilha1.E4</svg:desc>
                </draw:g>
              </table:table-cell>
              <table:table-cell office:value-type="string">
                <text:p>N2</text:p>
              </table:table-cell>
              <table:table-cell office:value-type="string">
                <text:p>N3</text:p>
              </table:table-cell>
            </table:table-row>
          </table:table-header-rows>
          <table:table-rows>
            <table:table-row>
              <table:table-cell office:value-type="string">
                <text:p>Maria</text:p>
                <draw:g>
                  <svg:desc>Planilha1.B5:Planilha1.B5</svg:desc>
                </draw:g>
              </table:table-cell>
              <table:table-cell office:value-type="float" office:value="7">
                <text:p>7</text:p>
                <draw:g>
                  <svg:desc>Planilha1.C5:Planilha1.E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oão</text:p>
                <draw:g>
                  <svg:desc>Planilha1.B6:Planilha1.B6</svg:desc>
                </draw:g>
              </table:table-cell>
              <table:table-cell office:value-type="float" office:value="8">
                <text:p>8</text:p>
                <draw:g>
                  <svg:desc>Planilha1.C6:Planilha1.E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osé</text:p>
                <draw:g>
                  <svg:desc>Planilha1.B7:Planilha1.B7</svg:desc>
                </draw:g>
              </table:table-cell>
              <table:table-cell office:value-type="float" office:value="6">
                <text:p>6</text:p>
                <draw:g>
                  <svg:desc>Planilha1.C7:Planilha1.E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